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ry</text:p>
          </table:table-cell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ndia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epal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Laos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Cambodia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weden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ussia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zech Republic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ry</text:p>
          </table:table-cell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ND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PL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AC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KHM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PRT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WE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NLD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CZ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ND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PL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AC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KHM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PRT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WE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NLD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CZE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PL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A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KHM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0:24:30.313666994</meta:creation-date>
    <dc:date>2015-10-11T22:16:03.554930061</dc:date>
    <meta:editing-duration>PT1H33M57S</meta:editing-duration>
    <meta:editing-cycles>31</meta:editing-cycles>
    <meta:generator>LibreOffice/4.2.8.2$Linux_X86_64 LibreOffice_project/420m0$Build-2</meta:generator>
    <meta:document-statistic meta:table-count="3" meta:cell-count="242" meta:object-count="0"/>
  </office:meta>
</office:document-meta>
</file>